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font-variant="normal" fo:text-transform="none" fo:color="#000000" style:font-name="Verdana" fo:font-size="8.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ear Ms. van der Linden, <text:line-break/><text:line-break/>Your manuscript has been carefully reviewed and is potentially acceptable for publication, but there are a few minor issues that still need to be addressed before the paper can be accepted in its final form. The reviewer comments are appended below. Please prepare a revised manuscript and a point-by-point response to each issue identified by the reviewers. Only after satisfactory revision will your paper officially be accepted for publication. Please try and return your revised manuscript within 30 DAYS. <text:line-break/><text:line-break/>You will be unable to make your revisions on the originally submitted version of the manuscript. Instead, revise your manuscript using a word processing program and save it on your computer. Please also highlight the changes to your manuscript within the document by using the track changes mode in MS Word or by using bold or colored text. <text:line-break/><text:line-break/>To submit your revised manuscript, click on the "Revise #JOV-04373-2014R1" link in the Author Tasks section at &lt;a href="Link Not Available"&gt;Link Not Available&lt;/a&gt; <text:line-break/>Please prepare a point-by-point response to the suggestions of the reviewers. This can be a Word or PDF file to be uploaded with the rest of the manuscript files. In order to expedite the processing of the revised manuscript, please be as specific as possible in your response to the reviewer(s). <text:line-break/><text:line-break/>IMPORTANT: Your original files are available to you when you upload your revised manuscript. Please delete any redundant files before completing the submission. <text:line-break/><text:line-break/>If it is not possible for you to submit your revision within the time requested please contact the journal as soon as possible. <text:line-break/><text:line-break/>Once again, thank you for submitting your manuscript to the Journal of Vision and I look forward to receiving your revision. <text:line-break/><text:line-break/>Sincerely, <text:line-break/>Eileen Kowler <text:line-break/>Editorial Board Member <text:line-break/>JOV <text:line-break/><text:line-break/>Editor, Journal of Vision <text:line-break/><text:line-break/>****************************** <text:line-break/><text:line-break/>Reviewer #1 (Comments for the Author (Required)): <text:line-break/><text:line-break/>The authors have resubmitted their previous paper, with a substantial revision including the addition of a new experiment which addresses many of the methodological issues raised in the first review. I think the presentation of the data, especially of the time course of saccadic landing position for the two experiments makes interpretations more meaningful. I feel the paper is well written with <text:soft-page-break/>substantial care in layout and figures. While I still find the finding a bit intuitive, I feel the paper in its current form will make a useful contribution to the literature on high-level effects in localization. Therefore I feel it is now in a form appropriate for publication. <text:line-break/><text:line-break/>My only suggestion is that Figure 3 (presentation of the data of experiment 1 references to image center) be eliminated as the same data is simply repeated in Figure 4 with a shift along the x-axis so is entirely redundant. Figure 4 is more appropriate since it presents the LPs with respect to CoG which is more meaningful. The image center has no functional significance. <text:line-break/><text:line-break/>Reviewer #2 (Comments for the Author (Required)): <text:line-break/><text:line-break/>The authors dropped the previous Exp. 2 and replaced it with a new one that addressed concerns expressed Reviewer 1. I very much like this new experiment; I'm particular impressed by the way the non-object stimuli were created (creative, technically advanced and appropriate), and the results show the expected dissociation between objects and non-objects, in particular wrt refixation behavior. I also found the new Appendix Figure, depicting the set of objects and non-objects, extremely helpful. I'm less satisfied, however, with the way the authors addressed by comments. <text:line-break/><text:line-break/>When preparing the next response letter, I suggest adhering to the following (common) rules: <text:line-break/>1. respond to all comments made by the reviewer (i.e., don't drop any); not all of my comments were addressed <text:line-break/>2. leave the reviewer's comments intact (e.g., don't shorten/edit them; it's ok to number them of course) <text:line-break/>3. respond to comments with sufficient detail by specifying what exactly was implemented <text:line-break/>- if only a few words or one or two sentences were revised/added, provide them directly in the response letter, plus provide the page number so that reviewers can locate them in context <text:line-break/>- in case of a longer edit, provide page number and, possibly, highlight text in manuscript <text:line-break/>To give a negative example: I've had a number of comments on the conceptualization and calculation of the CoG to which the authors responded to "we now provide these details in the Appendix A". No page number was provided, the submitted pdf file was not "searchable", no changes were highlighted; and the Appendix didn't even address everything. <text:line-break/><text:line-break/>Apart from that I have one major comment (and one concern) in addition to a few minor comments and a list of editorial/languages fixed that I would like the authors to address before publication. <text:line-break/><text:line-break/>major: <text:line-break/>1. quality of research, changing values <text:line-break/>It is unfortunate that the authors had to chuck the previous Exp. 2 because of some alignment mistake. In the revised manuscript, I noticed that data exclusion criteria and values have changed a bit (p. 17), which affects results, if only so slightly. Even the numbers for the CoG calculations are now different (1.25% of the object's width in the original submission, now 2%). In sum, I'm beginning to have some concerns about the quality of the research. <text:line-break/>2. CoG vs. OC <text:line-break/>Following the reviewers' comments, the authors now give less weight to the CoG vs. OC <text:soft-page-break/>comparison in the analysis section of Exp. 1; lp analysis rel. to CoG is used as a control (p. 21). In the revised Introduction, however, the authors switch back and forth between CoG and OC and refer to them both as "CoG hypothesis", which is confusing to the reader. Moreover, the abstract and Discussion still talk about CoG only (abstract) and make strong statements about CoG/global effect (Discussion). <text:line-break/>notes reflecting the confusion in the Introduction: <text:line-break/>p. 8 bottom introduces a question whether there is a CoG effect for single stimuli (yes, according to previous lit). It then goes on p. 9 top "The same appears to be true for isolated daily-life objects. For objects, the tendency of the eyes to land towards an object's center is typically referred to as the Preferred Viewing Location (PVL) effect" <text:line-break/>p. 9, 169 "an object's center (or CoG"??? <text:line-break/>p. 10 line 181 "tendency to direct our eyes to the center of objects" vs. line 184: "We will refer to this prediction as the CoG hypothesis"? <text:line-break/>Fig. 1 caption: "The CoG hypothesis predicts that the eyes will land on the object's CoG, which is generally close, but not identical to the object's geometrical center." <text:line-break/><text:line-break/>This is what I suggest: <text:line-break/>2.1 say that part of the literature on "single stimuli" is framed in terms of CoG (p. 8 bottom) <text:line-break/>2.2 provide a *conceptual definition* of CoG for *single* stimuli on p. 8 (I've asked about that before, without getting a response) <text:line-break/>2.3 say that the literature on single objects and objects in scenes is framed in terms of OC (p. 9) <text:line-break/>2.4 preview your CoG calculations by saying that for your single real-world objects, the CoG is very close to OC; be upfront here (see 2.9 below)<text:line-break/>2.5 acknowledge that you can't reliably discriminate whether observers target CoG and OC and call the "grouped hypothesis" "CoG/OC hypothesis" (this may be unsatisfactory for the authors but calling it "CoG hypothesis" is misleading) <text:line-break/>2.6 adjust the Discussion accordingly, including: <text:line-break/>2.6.1 p. 34, lines 592-596: delete that sentence referring to Vitu (2008) as the present work does not really speak to the global effect; <text:line-break/>2.6.2 for the same reason, delete sentence on p. 37, lines 664-666 <text:line-break/>2.7 go carefully through the manuscript to adjust pure CoG framing; e.g. <text:line-break/>abstract: p. 2, line 20; p. 2 lines 28-29 <text:line-break/>say something like "towards the object's CoG, which largely coincided with the object's geometrical center" <text:line-break/>p. 10, lines 184 and 187/188 <text:line-break/>p. 10, Fig. 1: fix last sentence in Fig. caption <text:line-break/>p. 11, lines 204, 211 <text:line-break/>p. 12, line 214 <text:line-break/>p. 23, lines 394 and 405 <text:line-break/>p. 24, line 425 <text:line-break/>p. 33, line 570, <text:line-break/>p. 33, line 572: "early initial saccades landed towards the object's CENTER CoG"? plus, if anything your analyses show that lp is at OC rather than CoG! <text:line-break/>p. 34, lines 588, 589, 591, 594, 607 <text:line-break/><text:soft-page-break/>p. 36, line 640 <text:line-break/>p. 37, lines 661, 663, 667, 670 <text:line-break/>2.8 explain the following discrepancy: <text:line-break/>In Exp. 1, the object was aligned according to OC. <text:line-break/>In the new Exp. 2, the objects are now aligned according to CoG (p. 25). Why? (not clear for the reader at all) <text:line-break/>2.9 ad p. 21 and Appendix: <text:line-break/>I would (still) like to see a quantification of how much CoG deviates from OC (horizontally): mean, minimum, maximum; unit should be deg of visual angle, not % of object width, that way it will become clear how incredibly small the difference is (below the accuracy of the eye tracker?) <text:line-break/>2.10 relatedly, p. 39 average CoG shift is 2% of the object's width towards the action-performing side: is this consistent with p. 21 bottom: "for most of our stimuli (9 out of 12), on average, the CoG was indeed shifted towards the action-performing side (by 4.2% of the object's width)"? <text:line-break/>2.11 relatedly, last paragraph of Appendix A (CoG) should be moved into text on p. 21 <text:line-break/>2.12 what am I not getting? <text:line-break/>Premise 1: the positive values for normalized lp indicate landing positions on the object's handle side, and negative values indicate lp on the object's action-performing side <text:line-break/>Premise 2: for most objects, CoG is shifted towards action-performing side <text:line-break/>Observation 1: mean lp, relative to OC, is numerically negative but not significantly different from zero (Table 1) <text:line-break/>Observation 2: mean lp, relative to CoG, is also negative and significantly different from 0 (Table 2) <text:line-break/>Q: this means that subjects fixated slightly to the left (towards action) of both OC and CoG; since CoG is typically left of OC, it is puzzling how the intercept is significantly different from 0 in the CoG analysis but not in the OC analysis; perhaps it has something to do with how the "CoG was subtracted from lp" (p. 21/22)? <text:line-break/><text:line-break/>minor: <text:line-break/>1. p. 11 "Current Study" must briefly set the stage for the new Experiment 2; it cannot just "fall from the sky" in the Result Section <text:line-break/>2. relatedly, Exp. 2 is also not integrated in the General Discussion (see also misleading "We ... in the General Discussion" on p. 33, line 566) <text:line-break/>3. p. 23/24 intro to Exp. 2: motivate the radial arrangement (critique by R1, if I understand correctly: to produce mean lp at OC subjects' just have to do a vertical saccade); ok, it's on p. 25 under "Design" -&gt; move it up <text:line-break/>4. Experiment 2 results: even though a 6-level factor "stimulus position" was used, it appears that this factor was not considered in analyses; where there any differential effects, or could they even be tested? <text:line-break/>5. p. 31 ad saliency simulations: results for init. sac. confirm that there is, on average, a central feature bias for the objects (non-exciting); second sac. doesn't go to action-performing side, which makes a point; may be helpful for the reader to add "empirical lp" to Fig. 6b as well <text:line-break/>6. p. 33 (Discussion) as of line 575: for the present manus, the articles on *two* simple shapes are less relevant; focus on the articles using *single* shapes instead (see p. 8). <text:line-break/><text:line-break/><text:soft-page-break/>editorial: <text:line-break/>The manuscript is very long with some redundancies; try to shorten it a bit and also have a native speaker go over the manuscript (some language fixes are provided below). <text:line-break/>1. rearrange p. 9: <text:line-break/>Move the sentence on lines 172-176 (properties modulating object PVL) up to line 166 (after the sentence ending on PN2013). <text:line-break/>Move the reading PVL sentence (line 166) to a footnote following sentence ending on line 159 (or wherever it may fit) <text:line-break/>If you do that, the main paragraph on p. 9 will end on the "McConkie" hypothesis, and the next paragraph is then on the contrasting Vitu hypothesis. <text:line-break/>2. p. 9 bottom: revise slightly contradictory sentence starting "As proposed by Vitu" because if she wrote about words she didn't propose anything for objects <text:line-break/>3. next sentence: unclear what "this" refers to (the PVL). <text:line-break/>4. p. 9, line 173: specify "the PVL for objects in scenes" as the previous sentence is about words in reading (not necessary if you rearrange p. 9)<text:line-break/>5. p. 11, 2d line from top: "Where" should probably be "Whereas" <text:line-break/>6. p. 13, line 253: you probably want to call the "dependent variable" by name <text:line-break/>7. p. 13, line 240 "bounding box", you probably want to say "closest fitting rectangular bounding box" or something along those lines <text:line-break/>8. hammer in Appendix figure has additional greenish dot from Figure 1 -&gt; remove <text:line-break/>9. Figures 3a and 4a: use different line styles or better discriminating colors for distributions <text:line-break/>10. p. 20 "were just not reliably", drop "just" or rephrase <text:line-break/>11. Figure 7 as part of Appendix A: I'm not sure I find this figure helpful as it doesn't use an object stimulus. Up to you. <text:line-break/>12. p. 23, line 401 replace "only" with "alone" <text:line-break/>13. p. 30 Fig. 6a add legend (blue: xx, orange: xx) <text:line-break/>14. p. 29 line 512: replace "Table 1" with "Table 3" <text:line-break/>15. same place: say that you (first) talk about initial saccades <text:line-break/>16. p. 33, line 578: fix "land on the (CoG)"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5-01-26T15:02:37.881894903</meta:creation-date>
    <dc:date>2015-01-26T15:04:17.794832148</dc:date>
    <dc:creator>Lotje van der Linden</dc:creator>
    <meta:editing-duration>PT26S</meta:editing-duration>
    <meta:editing-cycles>3</meta:editing-cycles>
    <meta:generator>LibreOffice/4.2.7.2$Linux_X86_64 LibreOffice_project/420m0$Build-2</meta:generator>
    <meta:document-statistic meta:table-count="0" meta:image-count="0" meta:object-count="0" meta:page-count="5" meta:paragraph-count="1" meta:word-count="2211" meta:character-count="13094" meta:non-whitespace-character-count="10763"/>
  </office:meta>
</office:document-meta>
</file>